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2.0984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346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60 bar" table:style-name="ta1">
        <table:shapes>
          <draw:frame draw:z-index="0" draw:style-name="gr1" draw:text-style-name="P1" svg:width="12.865in" svg:height="7.2587in" svg:x="5.0276in" svg:y="0.2413in">
            <draw:object draw:notify-on-update-of-ranges="'160 bar'.B3:'160 bar'.B176 '160 bar'.C2:'160 bar'.C2 '160 bar'.C3:'160 bar'.C1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hp turbine first stage nozzle ===</text:p>
          </table:table-cell>
          <table:table-cell table:style-name="ce1" office:value-type="string" calcext:value-type="string">
            <text:p>High pressure turb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  <table:table-cell table:number-columns-repeated="2"/>
          <table:table-cell office:value-type="string" calcext:value-type="string">
            <text:p>it seems from this force balance that newton raphson method and bisection would be good!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  <table:table-cell table:number-columns-repeated="3"/>
        </table:table-row>
      </table:table>
      <table:table table:name="40 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ip turbine nozzle ===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</table:table-row>
        <table:table-row table:style-name="ro1">
          <table:table-cell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</table:table-row>
        <table:table-row table:style-name="ro1">
          <table:table-cell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</table:table-row>
        <table:table-row table:style-name="ro1">
          <table:table-cell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</table:table-row>
        <table:table-row table:style-name="ro1">
          <table:table-cell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</table:table-row>
        <table:table-row table:style-name="ro1">
          <table:table-cell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</table:table-row>
        <table:table-row table:style-name="ro1">
          <table:table-cell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</table:table-row>
        <table:table-row table:style-name="ro1">
          <table:table-cell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</table:table-row>
        <table:table-row table:style-name="ro1">
          <table:table-cell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</table:table-row>
        <table:table-row table:style-name="ro1">
          <table:table-cell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</table:table-row>
        <table:table-row table:style-name="ro1">
          <table:table-cell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</table:table-row>
        <table:table-row table:style-name="ro1">
          <table:table-cell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</table:table-row>
        <table:table-row table:style-name="ro1">
          <table:table-cell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</table:table-row>
        <table:table-row table:style-name="ro1">
          <table:table-cell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</table:table-row>
        <table:table-row table:style-name="ro1">
          <table:table-cell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</table:table-row>
        <table:table-row table:style-name="ro1">
          <table:table-cell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</table:table-row>
        <table:table-row table:style-name="ro1">
          <table:table-cell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</table:table-row>
        <table:table-row table:style-name="ro1">
          <table:table-cell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</table:table-row>
        <table:table-row table:style-name="ro1">
          <table:table-cell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</table:table-row>
        <table:table-row table:style-name="ro1">
          <table:table-cell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</table:table-row>
        <table:table-row table:style-name="ro1">
          <table:table-cell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</table:table-row>
        <table:table-row table:style-name="ro1">
          <table:table-cell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</table:table-row>
        <table:table-row table:style-name="ro1">
          <table:table-cell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</table:table-row>
        <table:table-row table:style-name="ro1">
          <table:table-cell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</table:table-row>
        <table:table-row table:style-name="ro1">
          <table:table-cell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</table:table-row>
        <table:table-row table:style-name="ro1">
          <table:table-cell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</table:table-row>
        <table:table-row table:style-name="ro1">
          <table:table-cell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</table:table-row>
        <table:table-row table:style-name="ro1">
          <table:table-cell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</table:table-row>
        <table:table-row table:style-name="ro1">
          <table:table-cell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</table:table-row>
        <table:table-row table:style-name="ro1">
          <table:table-cell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</table:table-row>
        <table:table-row table:style-name="ro1">
          <table:table-cell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</table:table-row>
        <table:table-row table:style-name="ro1">
          <table:table-cell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</table:table-row>
        <table:table-row table:style-name="ro1">
          <table:table-cell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</table:table-row>
      </table:table>
      <table:table table:name="1 bar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P turbin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</table:table-row>
      </table:table>
      <table:table table:name="combined" table:style-name="ta1">
        <table:shapes>
          <draw:frame draw:z-index="0" draw:style-name="gr1" draw:text-style-name="P1" svg:width="13.2343in" svg:height="7.4685in" svg:x="7.1551in" svg:y="0.2413in">
            <draw:object draw:notify-on-update-of-ranges="combined.G3:combined.G176 combined.H2:combined.H2 combined.H3:combined.H176 combined.D3:combined.D197 combined.E2:combined.E2 combined.E3:combined.E197 combined.A3:combined.A102 combined.B2:combined.B2 combined.B3:combined.B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1 bar</text:p>
          </table:table-cell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– 40 bar</text:p>
          </table:table-cell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 – 160 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</table:table-row>
        <table:table-row table:style-name="ro1">
          <table:table-cell table:number-columns-repeated="3"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</table:table-row>
        <table:table-row table:style-name="ro1">
          <table:table-cell table:number-columns-repeated="3"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</table:table-row>
        <table:table-row table:style-name="ro1">
          <table:table-cell table:number-columns-repeated="3"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</table:table-row>
        <table:table-row table:style-name="ro1">
          <table:table-cell table:number-columns-repeated="3"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</table:table-row>
        <table:table-row table:style-name="ro1">
          <table:table-cell table:number-columns-repeated="3"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</table:table-row>
        <table:table-row table:style-name="ro1">
          <table:table-cell table:number-columns-repeated="3"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</table:table-row>
        <table:table-row table:style-name="ro1">
          <table:table-cell table:number-columns-repeated="3"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</table:table-row>
        <table:table-row table:style-name="ro1">
          <table:table-cell table:number-columns-repeated="3"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</table:table-row>
        <table:table-row table:style-name="ro1">
          <table:table-cell table:number-columns-repeated="3"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</table:table-row>
        <table:table-row table:style-name="ro1">
          <table:table-cell table:number-columns-repeated="3"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</table:table-row>
        <table:table-row table:style-name="ro1">
          <table:table-cell table:number-columns-repeated="3"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</table:table-row>
        <table:table-row table:style-name="ro1">
          <table:table-cell table:number-columns-repeated="3"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</table:table-row>
        <table:table-row table:style-name="ro1">
          <table:table-cell table:number-columns-repeated="3"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</table:table-row>
        <table:table-row table:style-name="ro1">
          <table:table-cell table:number-columns-repeated="3"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</table:table-row>
        <table:table-row table:style-name="ro1">
          <table:table-cell table:number-columns-repeated="3"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</table:table-row>
        <table:table-row table:style-name="ro1">
          <table:table-cell table:number-columns-repeated="3"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</table:table-row>
        <table:table-row table:style-name="ro1">
          <table:table-cell table:number-columns-repeated="3"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</table:table-row>
        <table:table-row table:style-name="ro1">
          <table:table-cell table:number-columns-repeated="3"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</table:table-row>
        <table:table-row table:style-name="ro1">
          <table:table-cell table:number-columns-repeated="3"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</table:table-row>
        <table:table-row table:style-name="ro1">
          <table:table-cell table:number-columns-repeated="3"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</table:table-row>
        <table:table-row table:style-name="ro1">
          <table:table-cell table:number-columns-repeated="3"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</table:table-row>
        <table:table-row table:style-name="ro1">
          <table:table-cell table:number-columns-repeated="3"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</table:table-row>
        <table:table-row table:style-name="ro1">
          <table:table-cell table:number-columns-repeated="3"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</table:table-row>
        <table:table-row table:style-name="ro1">
          <table:table-cell table:number-columns-repeated="3"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</table:table-row>
        <table:table-row table:style-name="ro1">
          <table:table-cell table:number-columns-repeated="3"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</table:table-row>
        <table:table-row table:style-name="ro1">
          <table:table-cell table:number-columns-repeated="3"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</table:table-row>
        <table:table-row table:style-name="ro1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</table:table-row>
        <table:table-row table:style-name="ro1">
          <table:table-cell table:number-columns-repeated="3"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</table:table-row>
        <table:table-row table:style-name="ro1"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</table:table-row>
        <table:table-row table:style-name="ro1">
          <table:table-cell table:number-columns-repeated="3"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</table:table-row>
        <table:table-row table:style-name="ro1">
          <table:table-cell table:number-columns-repeated="3"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</table:table-row>
        <table:table-row table:style-name="ro1">
          <table:table-cell table:number-columns-repeated="3"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</table:table-row>
        <table:table-row table:style-name="ro1">
          <table:table-cell table:number-columns-repeated="3"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</table:table-row>
        <table:table-row table:style-name="ro1">
          <table:table-cell table:number-columns-repeated="3"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</table:table-row>
        <table:table-row table:style-name="ro1"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</table:table-row>
        <table:table-row table:style-name="ro1">
          <table:table-cell table:number-columns-repeated="3"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</table:table-row>
        <table:table-row table:style-name="ro1">
          <table:table-cell table:number-columns-repeated="3"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</table:table-row>
        <table:table-row table:style-name="ro1">
          <table:table-cell table:number-columns-repeated="3"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</table:table-row>
        <table:table-row table:style-name="ro1">
          <table:table-cell table:number-columns-repeated="3"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</table:table-row>
        <table:table-row table:style-name="ro1">
          <table:table-cell table:number-columns-repeated="3"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</table:table-row>
        <table:table-row table:style-name="ro1">
          <table:table-cell table:number-columns-repeated="3"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</table:table-row>
        <table:table-row table:style-name="ro1">
          <table:table-cell table:number-columns-repeated="3"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</table:table-row>
        <table:table-row table:style-name="ro1">
          <table:table-cell table:number-columns-repeated="3"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</table:table-row>
        <table:table-row table:style-name="ro1">
          <table:table-cell table:number-columns-repeated="3"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</table:table-row>
        <table:table-row table:style-name="ro1">
          <table:table-cell table:number-columns-repeated="3"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</table:table-row>
        <table:table-row table:style-name="ro1">
          <table:table-cell table:number-columns-repeated="3"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</table:table-row>
        <table:table-row table:style-name="ro1">
          <table:table-cell table:number-columns-repeated="3"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</table:table-row>
        <table:table-row table:style-name="ro1"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</table:table-row>
        <table:table-row table:style-name="ro1">
          <table:table-cell table:number-columns-repeated="3"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</table:table-row>
        <table:table-row table:style-name="ro1">
          <table:table-cell table:number-columns-repeated="3"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</table:table-row>
        <table:table-row table:style-name="ro1">
          <table:table-cell table:number-columns-repeated="3"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</table:table-row>
        <table:table-row table:style-name="ro1">
          <table:table-cell table:number-columns-repeated="3"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</table:table-row>
        <table:table-row table:style-name="ro1">
          <table:table-cell table:number-columns-repeated="3"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</table:table-row>
        <table:table-row table:style-name="ro1">
          <table:table-cell table:number-columns-repeated="3"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</table:table-row>
        <table:table-row table:style-name="ro1"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</table:table-row>
        <table:table-row table:style-name="ro1"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5:20:19.591808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0:33:15.388245717</meta:creation-date>
    <dc:date>2026-03-25T10:49:30.706258378</dc:date>
    <meta:editing-duration>PT19H40M9S</meta:editing-duration>
    <meta:editing-cycles>19</meta:editing-cycles>
    <meta:generator>LibreOffice/26.2.1.2$Linux_X86_64 LibreOffice_project/620$Build-2</meta:generator>
    <meta:document-statistic meta:table-count="4" meta:cell-count="189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78cm" svg:height="18.438cm" xlink:href=".." xlink:type="simple" chart:class="chart:scatter" chart:style-name="ch1">
        <chart:legend chart:legend-position="end" svg:x="28.447cm" svg:y="8.88cm" style:legend-expansion="high" chart:style-name="ch2"/>
        <chart:plot-area chart:style-name="ch3" svg:x="0.653cm" svg:y="0.368cm" svg:width="27.141cm" svg:height="17.702cm">
          <chart:coordinate-region svg:x="2.589cm" svg:y="0.607cm" svg:width="24.908cm" svg:height="17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60 bar'.C3:'160 bar'.C176" chart:label-cell-address="'160 bar'.C2:'160 bar'.C2" chart:class="chart:scatter">
            <chart:domain table:cell-range-address="'160 bar'.B3:'160 bar'.B176"/>
            <chart:data-point chart:repeated="1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bal(Newton)</text:p>
                <draw:g>
                  <svg:desc>'160 bar'.C2:'160 ba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160 bar'.B3:'160 bar'.B176</svg:desc>
                </draw:g>
              </table:table-cell>
              <table:table-cell office:value-type="float" office:value="-798566.92062618">
                <text:p>-798566.92062618</text:p>
                <draw:g>
                  <svg:desc>'160 bar'.C3:'160 bar'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3.616cm" svg:height="18.971cm" xlink:href=".." xlink:type="simple" chart:class="chart:scatter" chart:style-name="ch1">
        <chart:title svg:x="14.474cm" svg:y="0.515cm" chart:style-name="ch2">
          <text:p>Force Balance Curves</text:p>
        </chart:title>
        <chart:legend chart:legend-position="end" svg:x="27.808cm" svg:y="8.569cm" style:legend-expansion="high" chart:style-name="ch3"/>
        <chart:plot-area chart:style-name="ch4" svg:x="1.763cm" svg:y="1.779cm" svg:width="25.373cm" svg:height="15.752cm">
          <chart:coordinate-region svg:x="3.699cm" svg:y="2.018cm" svg:width="23.14cm" svg:height="15.275cm"/>
          <chart:axis chart:dimension="x" chart:name="primary-x" chart:style-name="ch5">
            <chart:title svg:x="12.838cm" svg:y="17.91cm" chart:style-name="ch2">
              <text:p><text:span text:style-name="T1">Outlet Pressure (bar)</text:span></text:p>
            </chart:title>
          </chart:axis>
          <chart:axis chart:dimension="y" chart:name="primary-y" chart:style-name="ch6">
            <chart:title svg:x="0.451cm" svg:y="11.007cm" chart:style-name="ch7">
              <text:p><text:span text:style-name="T1">Force Balance (N)</text:span></text:p>
            </chart:title>
          </chart:axis>
          <chart:series chart:style-name="ch8" chart:values-cell-range-address="combined.H3:combined.H176" chart:label-cell-address="combined.H2:combined.H2" chart:class="chart:scatter">
            <chart:domain table:cell-range-address="combined.G3:combined.G176"/>
            <chart:data-point chart:repeated="174"/>
          </chart:series>
          <chart:series chart:style-name="ch9" chart:values-cell-range-address="combined.E3:combined.E197" chart:label-cell-address="combined.E2:combined.E2" chart:class="chart:scatter">
            <chart:domain table:cell-range-address="combined.D3:combined.D197"/>
            <chart:data-point chart:repeated="195"/>
          </chart:series>
          <chart:series chart:style-name="ch10" chart:values-cell-range-address="combined.B3:combined.B102" chart:label-cell-address="combined.B2:combined.B2" chart:class="chart:scatter">
            <chart:domain table:cell-range-address="combined.A3:combined.A102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orce bal(Newton) – 160 bar</text:p>
                <draw:g>
                  <svg:desc>combined.H2:combined.H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orce bal(Newton) – 40 bar</text:p>
                <draw:g>
                  <svg:desc>combined.E2:combined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orce bal(Newton) 1 bar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combined.G3:combined.G176</svg:desc>
                </draw:g>
              </table:table-cell>
              <table:table-cell office:value-type="float" office:value="-798566.92062618">
                <text:p>-798566.92062618</text:p>
                <draw:g>
                  <svg:desc>combined.H3:combined.H176</svg:desc>
                </draw:g>
              </table:table-cell>
              <table:table-cell office:value-type="float" office:value="40">
                <text:p>40</text:p>
                <draw:g>
                  <svg:desc>combined.D3:combined.D197</svg:desc>
                </draw:g>
              </table:table-cell>
              <table:table-cell office:value-type="float" office:value="-397203.27762691">
                <text:p>-397203.27762691</text:p>
                <draw:g>
                  <svg:desc>combined.E3:combined.E197</svg:desc>
                </draw:g>
              </table:table-cell>
              <table:table-cell office:value-type="float" office:value="1">
                <text:p>1</text:p>
                <draw:g>
                  <svg:desc>combined.A3:combined.A102</svg:desc>
                </draw:g>
              </table:table-cell>
              <table:table-cell office:value-type="float" office:value="-134969.231507157">
                <text:p>-134969.231507157</text:p>
                <draw:g>
                  <svg:desc>combined.B3:combined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  <table:table-cell office:value-type="float" office:value="39.6">
                <text:p>39.6</text:p>
              </table:table-cell>
              <table:table-cell office:value-type="float" office:value="-381269.469811703">
                <text:p>-381269.469811703</text:p>
              </table:table-cell>
              <table:table-cell office:value-type="float" office:value="0.99">
                <text:p>0.99</text:p>
              </table:table-cell>
              <table:table-cell office:value-type="float" office:value="-131622.818375755">
                <text:p>-131622.8183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  <table:table-cell office:value-type="float" office:value="39.2">
                <text:p>39.2</text:p>
              </table:table-cell>
              <table:table-cell office:value-type="float" office:value="-365336.855898612">
                <text:p>-365336.855898612</text:p>
              </table:table-cell>
              <table:table-cell office:value-type="float" office:value="0.98">
                <text:p>0.98</text:p>
              </table:table-cell>
              <table:table-cell office:value-type="float" office:value="-128279.1570722">
                <text:p>-128279.1570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  <table:table-cell office:value-type="float" office:value="38.8">
                <text:p>38.8</text:p>
              </table:table-cell>
              <table:table-cell office:value-type="float" office:value="-349405.469861734">
                <text:p>-349405.469861734</text:p>
              </table:table-cell>
              <table:table-cell office:value-type="float" office:value="0.97">
                <text:p>0.97</text:p>
              </table:table-cell>
              <table:table-cell office:value-type="float" office:value="-124938.326039343">
                <text:p>-124938.326039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  <table:table-cell office:value-type="float" office:value="38.4">
                <text:p>38.4</text:p>
              </table:table-cell>
              <table:table-cell office:value-type="float" office:value="-333475.3470046">
                <text:p>-333475.3470046</text:p>
              </table:table-cell>
              <table:table-cell office:value-type="float" office:value="0.96">
                <text:p>0.96</text:p>
              </table:table-cell>
              <table:table-cell office:value-type="float" office:value="-121600.406808991">
                <text:p>-121600.406808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  <table:table-cell office:value-type="float" office:value="38">
                <text:p>38</text:p>
              </table:table-cell>
              <table:table-cell office:value-type="float" office:value="-317546.524026708">
                <text:p>-317546.524026708</text:p>
              </table:table-cell>
              <table:table-cell office:value-type="float" office:value="0.95">
                <text:p>0.95</text:p>
              </table:table-cell>
              <table:table-cell office:value-type="float" office:value="-118265.484157493">
                <text:p>-118265.484157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  <table:table-cell office:value-type="float" office:value="37.6">
                <text:p>37.6</text:p>
              </table:table-cell>
              <table:table-cell office:value-type="float" office:value="-301619.039094117">
                <text:p>-301619.039094117</text:p>
              </table:table-cell>
              <table:table-cell office:value-type="float" office:value="0.94">
                <text:p>0.94</text:p>
              </table:table-cell>
              <table:table-cell office:value-type="float" office:value="-114933.64627082">
                <text:p>-114933.64627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  <table:table-cell office:value-type="float" office:value="37.2">
                <text:p>37.2</text:p>
              </table:table-cell>
              <table:table-cell office:value-type="float" office:value="-285692.931914414">
                <text:p>-285692.931914414</text:p>
              </table:table-cell>
              <table:table-cell office:value-type="float" office:value="0.93">
                <text:p>0.93</text:p>
              </table:table-cell>
              <table:table-cell office:value-type="float" office:value="-111604.984919807">
                <text:p>-111604.984919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  <table:table-cell office:value-type="float" office:value="36.8">
                <text:p>36.8</text:p>
              </table:table-cell>
              <table:table-cell office:value-type="float" office:value="-269768.243816361">
                <text:p>-269768.243816361</text:p>
              </table:table-cell>
              <table:table-cell office:value-type="float" office:value="0.92">
                <text:p>0.92</text:p>
              </table:table-cell>
              <table:table-cell office:value-type="float" office:value="-108279.595646262">
                <text:p>-108279.595646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  <table:table-cell office:value-type="float" office:value="36.4">
                <text:p>36.4</text:p>
              </table:table-cell>
              <table:table-cell office:value-type="float" office:value="-253845.017834586">
                <text:p>-253845.017834586</text:p>
              </table:table-cell>
              <table:table-cell office:value-type="float" office:value="0.91">
                <text:p>0.91</text:p>
              </table:table-cell>
              <table:table-cell office:value-type="float" office:value="-104957.577960714">
                <text:p>-104957.577960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  <table:table-cell office:value-type="float" office:value="36">
                <text:p>36</text:p>
              </table:table-cell>
              <table:table-cell office:value-type="float" office:value="-237923.298799672">
                <text:p>-237923.298799672</text:p>
              </table:table-cell>
              <table:table-cell office:value-type="float" office:value="0.9">
                <text:p>0.9</text:p>
              </table:table-cell>
              <table:table-cell office:value-type="float" office:value="-101639.035552644">
                <text:p>-101639.035552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  <table:table-cell office:value-type="float" office:value="35.6">
                <text:p>35.6</text:p>
              </table:table-cell>
              <table:table-cell office:value-type="float" office:value="-222003.133434086">
                <text:p>-222003.133434086</text:p>
              </table:table-cell>
              <table:table-cell office:value-type="float" office:value="0.89">
                <text:p>0.89</text:p>
              </table:table-cell>
              <table:table-cell office:value-type="float" office:value="-98324.0765140646">
                <text:p>-98324.076514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  <table:table-cell office:value-type="float" office:value="35.2">
                <text:p>35.2</text:p>
              </table:table-cell>
              <table:table-cell office:value-type="float" office:value="-206084.570454356">
                <text:p>-206084.570454356</text:p>
              </table:table-cell>
              <table:table-cell office:value-type="float" office:value="0.88">
                <text:p>0.88</text:p>
              </table:table-cell>
              <table:table-cell office:value-type="float" office:value="-95012.8135774126">
                <text:p>-95012.813577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  <table:table-cell office:value-type="float" office:value="34.8">
                <text:p>34.8</text:p>
              </table:table-cell>
              <table:table-cell office:value-type="float" office:value="-190167.660680023">
                <text:p>-190167.660680023</text:p>
              </table:table-cell>
              <table:table-cell office:value-type="float" office:value="0.87">
                <text:p>0.87</text:p>
              </table:table-cell>
              <table:table-cell office:value-type="float" office:value="-91705.3643687802">
                <text:p>-91705.3643687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  <table:table-cell office:value-type="float" office:value="34.4">
                <text:p>34.4</text:p>
              </table:table-cell>
              <table:table-cell office:value-type="float" office:value="-174252.457149863">
                <text:p>-174252.457149863</text:p>
              </table:table-cell>
              <table:table-cell office:value-type="float" office:value="0.86">
                <text:p>0.86</text:p>
              </table:table-cell>
              <table:table-cell office:value-type="float" office:value="-88401.85167757">
                <text:p>-88401.85167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  <table:table-cell office:value-type="float" office:value="34">
                <text:p>34</text:p>
              </table:table-cell>
              <table:table-cell office:value-type="float" office:value="-158339.015245985">
                <text:p>-158339.015245985</text:p>
              </table:table-cell>
              <table:table-cell office:value-type="float" office:value="0.85">
                <text:p>0.85</text:p>
              </table:table-cell>
              <table:table-cell office:value-type="float" office:value="-85102.4037437472">
                <text:p>-85102.4037437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  <table:table-cell office:value-type="float" office:value="33.6">
                <text:p>33.6</text:p>
              </table:table-cell>
              <table:table-cell office:value-type="float" office:value="-142427.392826413">
                <text:p>-142427.392826413</text:p>
              </table:table-cell>
              <table:table-cell office:value-type="float" office:value="0.84">
                <text:p>0.84</text:p>
              </table:table-cell>
              <table:table-cell office:value-type="float" office:value="-81807.154563933">
                <text:p>-81807.154563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  <table:table-cell office:value-type="float" office:value="33.2">
                <text:p>33.2</text:p>
              </table:table-cell>
              <table:table-cell office:value-type="float" office:value="-126517.650366859">
                <text:p>-126517.650366859</text:p>
              </table:table-cell>
              <table:table-cell office:value-type="float" office:value="0.83">
                <text:p>0.83</text:p>
              </table:table-cell>
              <table:table-cell office:value-type="float" office:value="-78516.244217664">
                <text:p>-78516.244217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  <table:table-cell office:value-type="float" office:value="32.8">
                <text:p>32.8</text:p>
              </table:table-cell>
              <table:table-cell office:value-type="float" office:value="-110609.851112445">
                <text:p>-110609.851112445</text:p>
              </table:table-cell>
              <table:table-cell office:value-type="float" office:value="0.82">
                <text:p>0.82</text:p>
              </table:table-cell>
              <table:table-cell office:value-type="float" office:value="-75235.3227125612">
                <text:p>-75235.3227125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  <table:table-cell office:value-type="float" office:value="32.4">
                <text:p>32.4</text:p>
              </table:table-cell>
              <table:table-cell office:value-type="float" office:value="-94704.061240186">
                <text:p>-94704.061240186</text:p>
              </table:table-cell>
              <table:table-cell office:value-type="float" office:value="0.81">
                <text:p>0.81</text:p>
              </table:table-cell>
              <table:table-cell office:value-type="float" office:value="-71988.6299596892">
                <text:p>-71988.6299596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  <table:table-cell office:value-type="float" office:value="32">
                <text:p>32</text:p>
              </table:table-cell>
              <table:table-cell office:value-type="float" office:value="-78800.350033154">
                <text:p>-78800.350033154</text:p>
              </table:table-cell>
              <table:table-cell office:value-type="float" office:value="0.8">
                <text:p>0.8</text:p>
              </table:table-cell>
              <table:table-cell office:value-type="float" office:value="-68747.9194091509">
                <text:p>-68747.9194091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  <table:table-cell office:value-type="float" office:value="31.6">
                <text:p>31.6</text:p>
              </table:table-cell>
              <table:table-cell office:value-type="float" office:value="-62898.7900673244">
                <text:p>-62898.7900673244</text:p>
              </table:table-cell>
              <table:table-cell office:value-type="float" office:value="0.79">
                <text:p>0.79</text:p>
              </table:table-cell>
              <table:table-cell office:value-type="float" office:value="-65513.4101394479">
                <text:p>-65513.4101394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  <table:table-cell office:value-type="float" office:value="31.2">
                <text:p>31.2</text:p>
              </table:table-cell>
              <table:table-cell office:value-type="float" office:value="-46999.4574121914">
                <text:p>-46999.4574121914</text:p>
              </table:table-cell>
              <table:table-cell office:value-type="float" office:value="0.78">
                <text:p>0.78</text:p>
              </table:table-cell>
              <table:table-cell office:value-type="float" office:value="-62285.3321695899">
                <text:p>-62285.3321695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  <table:table-cell office:value-type="float" office:value="30.8">
                <text:p>30.8</text:p>
              </table:table-cell>
              <table:table-cell office:value-type="float" office:value="-31102.4318463644">
                <text:p>-31102.4318463644</text:p>
              </table:table-cell>
              <table:table-cell office:value-type="float" office:value="0.77">
                <text:p>0.77</text:p>
              </table:table-cell>
              <table:table-cell office:value-type="float" office:value="-59063.9271548177">
                <text:p>-59063.9271548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  <table:table-cell office:value-type="float" office:value="30.4">
                <text:p>30.4</text:p>
              </table:table-cell>
              <table:table-cell office:value-type="float" office:value="-15207.7970894768">
                <text:p>-15207.7970894768</text:p>
              </table:table-cell>
              <table:table-cell office:value-type="float" office:value="0.76">
                <text:p>0.76</text:p>
              </table:table-cell>
              <table:table-cell office:value-type="float" office:value="-55849.4491363131">
                <text:p>-55849.4491363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  <table:table-cell office:value-type="float" office:value="30">
                <text:p>30</text:p>
              </table:table-cell>
              <table:table-cell office:value-type="float" office:value="684.358948127134">
                <text:p>684.358948127134</text:p>
              </table:table-cell>
              <table:table-cell office:value-type="float" office:value="0.75">
                <text:p>0.75</text:p>
              </table:table-cell>
              <table:table-cell office:value-type="float" office:value="-52642.1653498591">
                <text:p>-52642.1653498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  <table:table-cell office:value-type="float" office:value="29.6">
                <text:p>29.6</text:p>
              </table:table-cell>
              <table:table-cell office:value-type="float" office:value="16573.9438963067">
                <text:p>16573.9438963067</text:p>
              </table:table-cell>
              <table:table-cell office:value-type="float" office:value="0.74">
                <text:p>0.74</text:p>
              </table:table-cell>
              <table:table-cell office:value-type="float" office:value="-49442.3570989488">
                <text:p>-49442.3570989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  <table:table-cell office:value-type="float" office:value="29.2">
                <text:p>29.2</text:p>
              </table:table-cell>
              <table:table-cell office:value-type="float" office:value="32460.8606348464">
                <text:p>32460.8606348464</text:p>
              </table:table-cell>
              <table:table-cell office:value-type="float" office:value="0.73">
                <text:p>0.73</text:p>
              </table:table-cell>
              <table:table-cell office:value-type="float" office:value="-46250.3206984295">
                <text:p>-46250.3206984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  <table:table-cell office:value-type="float" office:value="28.8">
                <text:p>28.8</text:p>
              </table:table-cell>
              <table:table-cell office:value-type="float" office:value="48345.0069799987">
                <text:p>48345.0069799987</text:p>
              </table:table-cell>
              <table:table-cell office:value-type="float" office:value="0.72">
                <text:p>0.72</text:p>
              </table:table-cell>
              <table:table-cell office:value-type="float" office:value="-43066.3684954432">
                <text:p>-43066.3684954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  <table:table-cell office:value-type="float" office:value="28.4">
                <text:p>28.4</text:p>
              </table:table-cell>
              <table:table-cell office:value-type="float" office:value="64226.2753456458">
                <text:p>64226.2753456458</text:p>
              </table:table-cell>
              <table:table-cell office:value-type="float" office:value="0.71">
                <text:p>0.71</text:p>
              </table:table-cell>
              <table:table-cell office:value-type="float" office:value="-39890.8299751699">
                <text:p>-39890.829975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  <table:table-cell office:value-type="float" office:value="28">
                <text:p>28</text:p>
              </table:table-cell>
              <table:table-cell office:value-type="float" office:value="80104.5523766337">
                <text:p>80104.5523766337</text:p>
              </table:table-cell>
              <table:table-cell office:value-type="float" office:value="0.7">
                <text:p>0.7</text:p>
              </table:table-cell>
              <table:table-cell office:value-type="float" office:value="-36724.0529597337">
                <text:p>-36724.0529597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  <table:table-cell office:value-type="float" office:value="27.6">
                <text:p>27.6</text:p>
              </table:table-cell>
              <table:table-cell office:value-type="float" office:value="95979.7185515587">
                <text:p>95979.7185515587</text:p>
              </table:table-cell>
              <table:table-cell office:value-type="float" office:value="0.69">
                <text:p>0.69</text:p>
              </table:table-cell>
              <table:table-cell office:value-type="float" office:value="-33566.4049095834">
                <text:p>-33566.4049095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  <table:table-cell office:value-type="float" office:value="27.2">
                <text:p>27.2</text:p>
              </table:table-cell>
              <table:table-cell office:value-type="float" office:value="111851.647751973">
                <text:p>111851.647751973</text:p>
              </table:table-cell>
              <table:table-cell office:value-type="float" office:value="0.68">
                <text:p>0.68</text:p>
              </table:table-cell>
              <table:table-cell office:value-type="float" office:value="-30418.2743377441">
                <text:p>-30418.2743377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  <table:table-cell office:value-type="float" office:value="26.8">
                <text:p>26.8</text:p>
              </table:table-cell>
              <table:table-cell office:value-type="float" office:value="127720.206794629">
                <text:p>127720.206794629</text:p>
              </table:table-cell>
              <table:table-cell office:value-type="float" office:value="0.67">
                <text:p>0.67</text:p>
              </table:table-cell>
              <table:table-cell office:value-type="float" office:value="-27280.0723485605">
                <text:p>-27280.072348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  <table:table-cell office:value-type="float" office:value="26.4">
                <text:p>26.4</text:p>
              </table:table-cell>
              <table:table-cell office:value-type="float" office:value="143585.254922993">
                <text:p>143585.254922993</text:p>
              </table:table-cell>
              <table:table-cell office:value-type="float" office:value="0.66">
                <text:p>0.66</text:p>
              </table:table-cell>
              <table:table-cell office:value-type="float" office:value="-24152.2343139438">
                <text:p>-24152.234313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  <table:table-cell office:value-type="float" office:value="26">
                <text:p>26</text:p>
              </table:table-cell>
              <table:table-cell office:value-type="float" office:value="159446.643253777">
                <text:p>159446.643253777</text:p>
              </table:table-cell>
              <table:table-cell office:value-type="float" office:value="0.65">
                <text:p>0.65</text:p>
              </table:table-cell>
              <table:table-cell office:value-type="float" office:value="-21035.221701715">
                <text:p>-21035.221701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  <table:table-cell office:value-type="float" office:value="25.6">
                <text:p>25.6</text:p>
              </table:table-cell>
              <table:table-cell office:value-type="float" office:value="175304.214173783">
                <text:p>175304.214173783</text:p>
              </table:table-cell>
              <table:table-cell office:value-type="float" office:value="0.64">
                <text:p>0.64</text:p>
              </table:table-cell>
              <table:table-cell office:value-type="float" office:value="-17929.5240724385">
                <text:p>-17929.5240724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  <table:table-cell office:value-type="float" office:value="25.2">
                <text:p>25.2</text:p>
              </table:table-cell>
              <table:table-cell office:value-type="float" office:value="191157.800681703">
                <text:p>191157.800681703</text:p>
              </table:table-cell>
              <table:table-cell office:value-type="float" office:value="0.63">
                <text:p>0.63</text:p>
              </table:table-cell>
              <table:table-cell office:value-type="float" office:value="-14835.6612631954">
                <text:p>-14835.6612631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  <table:table-cell office:value-type="float" office:value="24.8">
                <text:p>24.8</text:p>
              </table:table-cell>
              <table:table-cell office:value-type="float" office:value="207007.225668916">
                <text:p>207007.225668916</text:p>
              </table:table-cell>
              <table:table-cell office:value-type="float" office:value="0.62">
                <text:p>0.62</text:p>
              </table:table-cell>
              <table:table-cell office:value-type="float" office:value="-11754.1857790966">
                <text:p>-11754.1857790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  <table:table-cell office:value-type="float" office:value="24.4">
                <text:p>24.4</text:p>
              </table:table-cell>
              <table:table-cell office:value-type="float" office:value="222852.301132515">
                <text:p>222852.301132515</text:p>
              </table:table-cell>
              <table:table-cell office:value-type="float" office:value="0.61">
                <text:p>0.61</text:p>
              </table:table-cell>
              <table:table-cell office:value-type="float" office:value="-8685.68541602671">
                <text:p>-8685.68541602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  <table:table-cell office:value-type="float" office:value="24">
                <text:p>24</text:p>
              </table:table-cell>
              <table:table-cell office:value-type="float" office:value="238692.82731296">
                <text:p>238692.82731296</text:p>
              </table:table-cell>
              <table:table-cell office:value-type="float" office:value="0.6">
                <text:p>0.6</text:p>
              </table:table-cell>
              <table:table-cell office:value-type="float" office:value="-5630.78614120779">
                <text:p>-5630.78614120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  <table:table-cell office:value-type="float" office:value="23.6">
                <text:p>23.6</text:p>
              </table:table-cell>
              <table:table-cell office:value-type="float" office:value="254528.591747733">
                <text:p>254528.591747733</text:p>
              </table:table-cell>
              <table:table-cell office:value-type="float" office:value="0.59">
                <text:p>0.59</text:p>
              </table:table-cell>
              <table:table-cell office:value-type="float" office:value="-2590.15526172359">
                <text:p>-2590.1552617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  <table:table-cell office:value-type="float" office:value="23.2">
                <text:p>23.2</text:p>
              </table:table-cell>
              <table:table-cell office:value-type="float" office:value="270359.368231231">
                <text:p>270359.368231231</text:p>
              </table:table-cell>
              <table:table-cell office:value-type="float" office:value="0.58">
                <text:p>0.58</text:p>
              </table:table-cell>
              <table:table-cell office:value-type="float" office:value="435.495084742346">
                <text:p>435.495084742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  <table:table-cell office:value-type="float" office:value="22.8">
                <text:p>22.8</text:p>
              </table:table-cell>
              <table:table-cell office:value-type="float" office:value="286184.915669797">
                <text:p>286184.915669797</text:p>
              </table:table-cell>
              <table:table-cell office:value-type="float" office:value="0.57">
                <text:p>0.57</text:p>
              </table:table-cell>
              <table:table-cell office:value-type="float" office:value="3445.40407796076">
                <text:p>3445.40407796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  <table:table-cell office:value-type="float" office:value="22.4">
                <text:p>22.4</text:p>
              </table:table-cell>
              <table:table-cell office:value-type="float" office:value="302004.976819273">
                <text:p>302004.976819273</text:p>
              </table:table-cell>
              <table:table-cell office:value-type="float" office:value="0.56">
                <text:p>0.56</text:p>
              </table:table-cell>
              <table:table-cell office:value-type="float" office:value="6438.75795750596">
                <text:p>6438.75795750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  <table:table-cell office:value-type="float" office:value="22">
                <text:p>22</text:p>
              </table:table-cell>
              <table:table-cell office:value-type="float" office:value="317819.276890658">
                <text:p>317819.276890658</text:p>
              </table:table-cell>
              <table:table-cell office:value-type="float" office:value="0.55">
                <text:p>0.55</text:p>
              </table:table-cell>
              <table:table-cell office:value-type="float" office:value="9414.68530851367">
                <text:p>9414.68530851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  <table:table-cell office:value-type="float" office:value="21.6">
                <text:p>21.6</text:p>
              </table:table-cell>
              <table:table-cell office:value-type="float" office:value="333627.52200741">
                <text:p>333627.52200741</text:p>
              </table:table-cell>
              <table:table-cell office:value-type="float" office:value="0.54">
                <text:p>0.54</text:p>
              </table:table-cell>
              <table:table-cell office:value-type="float" office:value="12372.2518325183">
                <text:p>12372.2518325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  <table:table-cell office:value-type="float" office:value="21.2">
                <text:p>21.2</text:p>
              </table:table-cell>
              <table:table-cell office:value-type="float" office:value="349429.397495512">
                <text:p>349429.397495512</text:p>
              </table:table-cell>
              <table:table-cell office:value-type="float" office:value="0.53">
                <text:p>0.53</text:p>
              </table:table-cell>
              <table:table-cell office:value-type="float" office:value="15310.4545363463">
                <text:p>15310.4545363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  <table:table-cell office:value-type="float" office:value="20.8">
                <text:p>20.8</text:p>
              </table:table-cell>
              <table:table-cell office:value-type="float" office:value="365224.565984615">
                <text:p>365224.565984615</text:p>
              </table:table-cell>
              <table:table-cell office:value-type="float" office:value="0.52">
                <text:p>0.52</text:p>
              </table:table-cell>
              <table:table-cell office:value-type="float" office:value="18228.2152618638">
                <text:p>18228.2152618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  <table:table-cell office:value-type="float" office:value="20.4">
                <text:p>20.4</text:p>
              </table:table-cell>
              <table:table-cell office:value-type="float" office:value="381012.665295296">
                <text:p>381012.665295296</text:p>
              </table:table-cell>
              <table:table-cell office:value-type="float" office:value="0.51">
                <text:p>0.51</text:p>
              </table:table-cell>
              <table:table-cell office:value-type="float" office:value="21124.3734674173">
                <text:p>21124.3734674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  <table:table-cell office:value-type="float" office:value="20">
                <text:p>20</text:p>
              </table:table-cell>
              <table:table-cell office:value-type="float" office:value="396793.306083564">
                <text:p>396793.306083564</text:p>
              </table:table-cell>
              <table:table-cell office:value-type="float" office:value="0.5">
                <text:p>0.5</text:p>
              </table:table-cell>
              <table:table-cell office:value-type="float" office:value="23997.6781577239">
                <text:p>23997.6781577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  <table:table-cell office:value-type="float" office:value="19.6">
                <text:p>19.6</text:p>
              </table:table-cell>
              <table:table-cell office:value-type="float" office:value="412566.069209248">
                <text:p>412566.069209248</text:p>
              </table:table-cell>
              <table:table-cell office:value-type="float" office:value="0.49">
                <text:p>0.49</text:p>
              </table:table-cell>
              <table:table-cell office:value-type="float" office:value="26846.7788423234">
                <text:p>26846.7788423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  <table:table-cell office:value-type="float" office:value="19.2">
                <text:p>19.2</text:p>
              </table:table-cell>
              <table:table-cell office:value-type="float" office:value="428330.50278946">
                <text:p>428330.50278946</text:p>
              </table:table-cell>
              <table:table-cell office:value-type="float" office:value="0.48">
                <text:p>0.48</text:p>
              </table:table-cell>
              <table:table-cell office:value-type="float" office:value="29670.215382978">
                <text:p>29670.215382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  <table:table-cell office:value-type="float" office:value="18.8">
                <text:p>18.8</text:p>
              </table:table-cell>
              <table:table-cell office:value-type="float" office:value="444086.118891981">
                <text:p>444086.118891981</text:p>
              </table:table-cell>
              <table:table-cell office:value-type="float" office:value="0.47">
                <text:p>0.47</text:p>
              </table:table-cell>
              <table:table-cell office:value-type="float" office:value="32466.4065669409">
                <text:p>32466.4065669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  <table:table-cell office:value-type="float" office:value="18.4">
                <text:p>18.4</text:p>
              </table:table-cell>
              <table:table-cell office:value-type="float" office:value="459832.389815803">
                <text:p>459832.389815803</text:p>
              </table:table-cell>
              <table:table-cell office:value-type="float" office:value="0.46">
                <text:p>0.46</text:p>
              </table:table-cell>
              <table:table-cell office:value-type="float" office:value="35233.637215016">
                <text:p>35233.637215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  <table:table-cell office:value-type="float" office:value="18">
                <text:p>18</text:p>
              </table:table-cell>
              <table:table-cell office:value-type="float" office:value="475568.743896991">
                <text:p>475568.743896991</text:p>
              </table:table-cell>
              <table:table-cell office:value-type="float" office:value="0.45">
                <text:p>0.45</text:p>
              </table:table-cell>
              <table:table-cell office:value-type="float" office:value="37970.0435997894">
                <text:p>37970.0435997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  <table:table-cell office:value-type="float" office:value="17.6">
                <text:p>17.6</text:p>
              </table:table-cell>
              <table:table-cell office:value-type="float" office:value="491294.560767153">
                <text:p>491294.560767153</text:p>
              </table:table-cell>
              <table:table-cell office:value-type="float" office:value="0.44">
                <text:p>0.44</text:p>
              </table:table-cell>
              <table:table-cell office:value-type="float" office:value="40673.5969090953">
                <text:p>40673.596909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  <table:table-cell office:value-type="float" office:value="17.2">
                <text:p>17.2</text:p>
              </table:table-cell>
              <table:table-cell office:value-type="float" office:value="507009.165978744">
                <text:p>507009.165978744</text:p>
              </table:table-cell>
              <table:table-cell office:value-type="float" office:value="0.43">
                <text:p>0.43</text:p>
              </table:table-cell>
              <table:table-cell office:value-type="float" office:value="43342.0844411118">
                <text:p>43342.0844411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  <table:table-cell office:value-type="float" office:value="16.8">
                <text:p>16.8</text:p>
              </table:table-cell>
              <table:table-cell office:value-type="float" office:value="522711.824895587">
                <text:p>522711.824895587</text:p>
              </table:table-cell>
              <table:table-cell office:value-type="float" office:value="0.42">
                <text:p>0.42</text:p>
              </table:table-cell>
              <table:table-cell office:value-type="float" office:value="45973.088158508">
                <text:p>45973.08815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  <table:table-cell office:value-type="float" office:value="16.4">
                <text:p>16.4</text:p>
              </table:table-cell>
              <table:table-cell office:value-type="float" office:value="538401.735727888">
                <text:p>538401.735727888</text:p>
              </table:table-cell>
              <table:table-cell office:value-type="float" office:value="0.41">
                <text:p>0.41</text:p>
              </table:table-cell>
              <table:table-cell office:value-type="float" office:value="48563.960157289">
                <text:p>48563.960157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  <table:table-cell office:value-type="float" office:value="16">
                <text:p>16</text:p>
              </table:table-cell>
              <table:table-cell office:value-type="float" office:value="554078.021567611">
                <text:p>554078.021567611</text:p>
              </table:table-cell>
              <table:table-cell office:value-type="float" office:value="0.4">
                <text:p>0.4</text:p>
              </table:table-cell>
              <table:table-cell office:value-type="float" office:value="51111.7945182468">
                <text:p>51111.7945182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  <table:table-cell office:value-type="float" office:value="15.6">
                <text:p>15.6</text:p>
              </table:table-cell>
              <table:table-cell office:value-type="float" office:value="569739.721251547">
                <text:p>569739.721251547</text:p>
              </table:table-cell>
              <table:table-cell office:value-type="float" office:value="0.39">
                <text:p>0.39</text:p>
              </table:table-cell>
              <table:table-cell office:value-type="float" office:value="53613.394901165">
                <text:p>53613.39490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  <table:table-cell office:value-type="float" office:value="15.2">
                <text:p>15.2</text:p>
              </table:table-cell>
              <table:table-cell office:value-type="float" office:value="585385.778844258">
                <text:p>585385.778844258</text:p>
              </table:table-cell>
              <table:table-cell office:value-type="float" office:value="0.38">
                <text:p>0.38</text:p>
              </table:table-cell>
              <table:table-cell office:value-type="float" office:value="56065.2371089365">
                <text:p>56065.2371089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  <table:table-cell office:value-type="float" office:value="14.8">
                <text:p>14.8</text:p>
              </table:table-cell>
              <table:table-cell office:value-type="float" office:value="601015.031489631">
                <text:p>601015.031489631</text:p>
              </table:table-cell>
              <table:table-cell office:value-type="float" office:value="0.37">
                <text:p>0.37</text:p>
              </table:table-cell>
              <table:table-cell office:value-type="float" office:value="58463.4256837829">
                <text:p>58463.4256837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  <table:table-cell office:value-type="float" office:value="14.4">
                <text:p>14.4</text:p>
              </table:table-cell>
              <table:table-cell office:value-type="float" office:value="616626.19532583">
                <text:p>616626.19532583</text:p>
              </table:table-cell>
              <table:table-cell office:value-type="float" office:value="0.36">
                <text:p>0.36</text:p>
              </table:table-cell>
              <table:table-cell office:value-type="float" office:value="60803.6433920182">
                <text:p>60803.6433920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  <table:table-cell office:value-type="float" office:value="14">
                <text:p>14</text:p>
              </table:table-cell>
              <table:table-cell office:value-type="float" office:value="632217.84909102">
                <text:p>632217.84909102</text:p>
              </table:table-cell>
              <table:table-cell office:value-type="float" office:value="0.35">
                <text:p>0.35</text:p>
              </table:table-cell>
              <table:table-cell office:value-type="float" office:value="63081.0921957572">
                <text:p>63081.0921957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  <table:table-cell office:value-type="float" office:value="13.6">
                <text:p>13.6</text:p>
              </table:table-cell>
              <table:table-cell office:value-type="float" office:value="647788.414962509">
                <text:p>647788.414962509</text:p>
              </table:table-cell>
              <table:table-cell office:value-type="float" office:value="0.34">
                <text:p>0.34</text:p>
              </table:table-cell>
              <table:table-cell office:value-type="float" office:value="65290.4239843902">
                <text:p>65290.4239843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  <table:table-cell office:value-type="float" office:value="13.2">
                <text:p>13.2</text:p>
              </table:table-cell>
              <table:table-cell office:value-type="float" office:value="663336.136064827">
                <text:p>663336.136064827</text:p>
              </table:table-cell>
              <table:table-cell office:value-type="float" office:value="0.33">
                <text:p>0.33</text:p>
              </table:table-cell>
              <table:table-cell office:value-type="float" office:value="67425.6589253">
                <text:p>67425.6589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  <table:table-cell office:value-type="float" office:value="12.8">
                <text:p>12.8</text:p>
              </table:table-cell>
              <table:table-cell office:value-type="float" office:value="678859.049945949">
                <text:p>678859.049945949</text:p>
              </table:table-cell>
              <table:table-cell office:value-type="float" office:value="0.32">
                <text:p>0.32</text:p>
              </table:table-cell>
              <table:table-cell office:value-type="float" office:value="69480.0887650203">
                <text:p>69480.0887650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  <table:table-cell office:value-type="float" office:value="12.4">
                <text:p>12.4</text:p>
              </table:table-cell>
              <table:table-cell office:value-type="float" office:value="694354.957146162">
                <text:p>694354.957146162</text:p>
              </table:table-cell>
              <table:table-cell office:value-type="float" office:value="0.31">
                <text:p>0.31</text:p>
              </table:table-cell>
              <table:table-cell office:value-type="float" office:value="71446.161732149">
                <text:p>71446.16173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  <table:table-cell office:value-type="float" office:value="12">
                <text:p>12</text:p>
              </table:table-cell>
              <table:table-cell office:value-type="float" office:value="709821.38375859">
                <text:p>709821.38375859</text:p>
              </table:table-cell>
              <table:table-cell office:value-type="float" office:value="0.3">
                <text:p>0.3</text:p>
              </table:table-cell>
              <table:table-cell office:value-type="float" office:value="73315.3448118261">
                <text:p>73315.3448118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  <table:table-cell office:value-type="float" office:value="11.6">
                <text:p>11.6</text:p>
              </table:table-cell>
              <table:table-cell office:value-type="float" office:value="725255.536587099">
                <text:p>725255.536587099</text:p>
              </table:table-cell>
              <table:table-cell office:value-type="float" office:value="0.29">
                <text:p>0.29</text:p>
              </table:table-cell>
              <table:table-cell office:value-type="float" office:value="75077.9580096587">
                <text:p>75077.9580096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  <table:table-cell office:value-type="float" office:value="11.2">
                <text:p>11.2</text:p>
              </table:table-cell>
              <table:table-cell office:value-type="float" office:value="740654.249122608">
                <text:p>740654.249122608</text:p>
              </table:table-cell>
              <table:table-cell office:value-type="float" office:value="0.28">
                <text:p>0.28</text:p>
              </table:table-cell>
              <table:table-cell office:value-type="float" office:value="76722.9737050621">
                <text:p>76722.9737050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  <table:table-cell office:value-type="float" office:value="10.8">
                <text:p>10.8</text:p>
              </table:table-cell>
              <table:table-cell office:value-type="float" office:value="756013.916049973">
                <text:p>756013.916049973</text:p>
              </table:table-cell>
              <table:table-cell office:value-type="float" office:value="0.27">
                <text:p>0.27</text:p>
              </table:table-cell>
              <table:table-cell office:value-type="float" office:value="78237.7721759599">
                <text:p>78237.7721759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  <table:table-cell office:value-type="float" office:value="10.4">
                <text:p>10.4</text:p>
              </table:table-cell>
              <table:table-cell office:value-type="float" office:value="771330.413318013">
                <text:p>771330.413318013</text:p>
              </table:table-cell>
              <table:table-cell office:value-type="float" office:value="0.26">
                <text:p>0.26</text:p>
              </table:table-cell>
              <table:table-cell office:value-type="float" office:value="79607.8416683188">
                <text:p>79607.8416683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  <table:table-cell office:value-type="float" office:value="10">
                <text:p>10</text:p>
              </table:table-cell>
              <table:table-cell office:value-type="float" office:value="786598.999888695">
                <text:p>786598.999888695</text:p>
              </table:table-cell>
              <table:table-cell office:value-type="float" office:value="0.25">
                <text:p>0.25</text:p>
              </table:table-cell>
              <table:table-cell office:value-type="float" office:value="80816.4077118312">
                <text:p>80816.4077118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  <table:table-cell office:value-type="float" office:value="9.6">
                <text:p>9.6</text:p>
              </table:table-cell>
              <table:table-cell office:value-type="float" office:value="801814.196031984">
                <text:p>801814.196031984</text:p>
              </table:table-cell>
              <table:table-cell office:value-type="float" office:value="0.24">
                <text:p>0.24</text:p>
              </table:table-cell>
              <table:table-cell office:value-type="float" office:value="81843.9713499242">
                <text:p>81843.9713499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  <table:table-cell office:value-type="float" office:value="9.2">
                <text:p>9.2</text:p>
              </table:table-cell>
              <table:table-cell office:value-type="float" office:value="816969.631309749">
                <text:p>816969.631309749</text:p>
              </table:table-cell>
              <table:table-cell office:value-type="float" office:value="0.23">
                <text:p>0.23</text:p>
              </table:table-cell>
              <table:table-cell office:value-type="float" office:value="82667.7289727498">
                <text:p>82667.7289727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  <table:table-cell office:value-type="float" office:value="8.8">
                <text:p>8.8</text:p>
              </table:table-cell>
              <table:table-cell office:value-type="float" office:value="832057.852986271">
                <text:p>832057.852986271</text:p>
              </table:table-cell>
              <table:table-cell office:value-type="float" office:value="0.22">
                <text:p>0.22</text:p>
              </table:table-cell>
              <table:table-cell office:value-type="float" office:value="83260.8366406445">
                <text:p>83260.8366406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  <table:table-cell office:value-type="float" office:value="8.4">
                <text:p>8.4</text:p>
              </table:table-cell>
              <table:table-cell office:value-type="float" office:value="847070.082198296">
                <text:p>847070.082198296</text:p>
              </table:table-cell>
              <table:table-cell office:value-type="float" office:value="0.21">
                <text:p>0.21</text:p>
              </table:table-cell>
              <table:table-cell office:value-type="float" office:value="83591.4678335829">
                <text:p>83591.4678335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  <table:table-cell office:value-type="float" office:value="8">
                <text:p>8</text:p>
              </table:table-cell>
              <table:table-cell office:value-type="float" office:value="861995.900329091">
                <text:p>861995.900329091</text:p>
              </table:table-cell>
              <table:table-cell office:value-type="float" office:value="0.2">
                <text:p>0.2</text:p>
              </table:table-cell>
              <table:table-cell office:value-type="float" office:value="83621.5934064447">
                <text:p>83621.5934064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  <table:table-cell office:value-type="float" office:value="7.6">
                <text:p>7.6</text:p>
              </table:table-cell>
              <table:table-cell office:value-type="float" office:value="876822.840899159">
                <text:p>876822.840899159</text:p>
              </table:table-cell>
              <table:table-cell office:value-type="float" office:value="0.19">
                <text:p>0.19</text:p>
              </table:table-cell>
              <table:table-cell office:value-type="float" office:value="83305.382940962">
                <text:p>83305.382940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  <table:table-cell office:value-type="float" office:value="7.2">
                <text:p>7.2</text:p>
              </table:table-cell>
              <table:table-cell office:value-type="float" office:value="891535.851699674">
                <text:p>891535.851699674</text:p>
              </table:table-cell>
              <table:table-cell office:value-type="float" office:value="0.18">
                <text:p>0.18</text:p>
              </table:table-cell>
              <table:table-cell office:value-type="float" office:value="82587.0824798328">
                <text:p>82587.0824798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  <table:table-cell office:value-type="float" office:value="6.8">
                <text:p>6.8</text:p>
              </table:table-cell>
              <table:table-cell office:value-type="float" office:value="906116.575876107">
                <text:p>906116.575876107</text:p>
              </table:table-cell>
              <table:table-cell office:value-type="float" office:value="0.17">
                <text:p>0.17</text:p>
              </table:table-cell>
              <table:table-cell office:value-type="float" office:value="81398.1563039587">
                <text:p>81398.1563039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  <table:table-cell office:value-type="float" office:value="6.4">
                <text:p>6.4</text:p>
              </table:table-cell>
              <table:table-cell office:value-type="float" office:value="920542.375914955">
                <text:p>920542.375914955</text:p>
              </table:table-cell>
              <table:table-cell office:value-type="float" office:value="0.16">
                <text:p>0.16</text:p>
              </table:table-cell>
              <table:table-cell office:value-type="float" office:value="79653.375681986">
                <text:p>79653.375681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  <table:table-cell office:value-type="float" office:value="6">
                <text:p>6</text:p>
              </table:table-cell>
              <table:table-cell office:value-type="float" office:value="934784.985322996">
                <text:p>934784.985322996</text:p>
              </table:table-cell>
              <table:table-cell office:value-type="float" office:value="0.15">
                <text:p>0.15</text:p>
              </table:table-cell>
              <table:table-cell office:value-type="float" office:value="77245.3707255161">
                <text:p>77245.370725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  <table:table-cell office:value-type="float" office:value="5.6">
                <text:p>5.6</text:p>
              </table:table-cell>
              <table:table-cell office:value-type="float" office:value="948808.609181942">
                <text:p>948808.609181942</text:p>
              </table:table-cell>
              <table:table-cell office:value-type="float" office:value="0.14">
                <text:p>0.14</text:p>
              </table:table-cell>
              <table:table-cell office:value-type="float" office:value="74036.8887980339">
                <text:p>74036.8887980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  <table:table-cell office:value-type="float" office:value="5.2">
                <text:p>5.2</text:p>
              </table:table-cell>
              <table:table-cell office:value-type="float" office:value="962567.18835815">
                <text:p>962567.18835815</text:p>
              </table:table-cell>
              <table:table-cell office:value-type="float" office:value="0.13">
                <text:p>0.13</text:p>
              </table:table-cell>
              <table:table-cell office:value-type="float" office:value="69849.5438394568">
                <text:p>69849.5438394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  <table:table-cell office:value-type="float" office:value="4.8">
                <text:p>4.8</text:p>
              </table:table-cell>
              <table:table-cell office:value-type="float" office:value="976000.358085282">
                <text:p>976000.358085282</text:p>
              </table:table-cell>
              <table:table-cell office:value-type="float" office:value="0.12">
                <text:p>0.12</text:p>
              </table:table-cell>
              <table:table-cell office:value-type="float" office:value="64447.0419714155">
                <text:p>64447.0419714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  <table:table-cell office:value-type="float" office:value="4.4">
                <text:p>4.4</text:p>
              </table:table-cell>
              <table:table-cell office:value-type="float" office:value="989027.300799345">
                <text:p>989027.300799345</text:p>
              </table:table-cell>
              <table:table-cell office:value-type="float" office:value="0.11">
                <text:p>0.11</text:p>
              </table:table-cell>
              <table:table-cell office:value-type="float" office:value="57509.4245251108">
                <text:p>57509.4245251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  <table:table-cell office:value-type="float" office:value="4">
                <text:p>4</text:p>
              </table:table-cell>
              <table:table-cell office:value-type="float" office:value="1001537.07159651">
                <text:p>1001537.07159651</text:p>
              </table:table-cell>
              <table:table-cell office:value-type="float" office:value="0.1">
                <text:p>0.1</text:p>
              </table:table-cell>
              <table:table-cell office:value-type="float" office:value="48592.1428322241">
                <text:p>48592.1428322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  <table:table-cell office:value-type="float" office:value="3.6">
                <text:p>3.6</text:p>
              </table:table-cell>
              <table:table-cell office:value-type="float" office:value="1013372.7457603">
                <text:p>1013372.7457603</text:p>
              </table:table-cell>
              <table:table-cell office:value-type="float" office:value="0.09">
                <text:p>0.09</text:p>
              </table:table-cell>
              <table:table-cell office:value-type="float" office:value="37058.3624804275">
                <text:p>37058.3624804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  <table:table-cell office:value-type="float" office:value="3.2">
                <text:p>3.2</text:p>
              </table:table-cell>
              <table:table-cell office:value-type="float" office:value="1024304.15866869">
                <text:p>1024304.15866869</text:p>
              </table:table-cell>
              <table:table-cell office:value-type="float" office:value="0.08">
                <text:p>0.08</text:p>
              </table:table-cell>
              <table:table-cell office:value-type="float" office:value="21961.4692916016">
                <text:p>21961.4692916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  <table:table-cell office:value-type="float" office:value="2.8">
                <text:p>2.8</text:p>
              </table:table-cell>
              <table:table-cell office:value-type="float" office:value="1033978.21014655">
                <text:p>1033978.21014655</text:p>
              </table:table-cell>
              <table:table-cell office:value-type="float" office:value="0.07">
                <text:p>0.07</text:p>
              </table:table-cell>
              <table:table-cell office:value-type="float" office:value="1828.84575418715">
                <text:p>1828.84575418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  <table:table-cell office:value-type="float" office:value="2.4">
                <text:p>2.4</text:p>
              </table:table-cell>
              <table:table-cell office:value-type="float" office:value="1040981.10242051">
                <text:p>1040981.10242051</text:p>
              </table:table-cell>
              <table:table-cell office:value-type="float" office:value="0.06">
                <text:p>0.06</text:p>
              </table:table-cell>
              <table:table-cell office:value-type="float" office:value="-25766.1875238527">
                <text:p>-25766.1875238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  <table:table-cell office:value-type="float" office:value="2">
                <text:p>2</text:p>
              </table:table-cell>
              <table:table-cell office:value-type="float" office:value="1044115.42409818">
                <text:p>1044115.42409818</text:p>
              </table:table-cell>
              <table:table-cell office:value-type="float" office:value="0.05">
                <text:p>0.05</text:p>
              </table:table-cell>
              <table:table-cell office:value-type="float" office:value="-65135.2209593217">
                <text:p>-65135.2209593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  <table:table-cell office:value-type="float" office:value="1.6">
                <text:p>1.6</text:p>
              </table:table-cell>
              <table:table-cell office:value-type="float" office:value="1041260.96120881">
                <text:p>1041260.96120881</text:p>
              </table:table-cell>
              <table:table-cell office:value-type="float" office:value="0.04">
                <text:p>0.04</text:p>
              </table:table-cell>
              <table:table-cell office:value-type="float" office:value="-124770.502083279">
                <text:p>-124770.502083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  <table:table-cell office:value-type="float" office:value="1.2">
                <text:p>1.2</text:p>
              </table:table-cell>
              <table:table-cell office:value-type="float" office:value="1026733.03526668">
                <text:p>1026733.03526668</text:p>
              </table:table-cell>
              <table:table-cell office:value-type="float" office:value="0.03">
                <text:p>0.03</text:p>
              </table:table-cell>
              <table:table-cell office:value-type="float" office:value="-224119.554949829">
                <text:p>-224119.554949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  <table:table-cell office:value-type="float" office:value="0.8">
                <text:p>0.8</text:p>
              </table:table-cell>
              <table:table-cell office:value-type="float" office:value="983994.17047729">
                <text:p>983994.17047729</text:p>
              </table:table-cell>
              <table:table-cell office:value-type="float" office:value="0.02">
                <text:p>0.02</text:p>
              </table:table-cell>
              <table:table-cell office:value-type="float" office:value="-420108.252565032">
                <text:p>-420108.252565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0.01">
                <text:p>0.01</text:p>
              </table:table-cell>
              <table:table-cell office:value-type="float" office:value="-986785.796388938">
                <text:p>-986785.796388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  <table:table-cell office:value-type="float" office:value="0.396">
                <text:p>0.396</text:p>
              </table:table-cell>
              <table:table-cell office:value-type="float" office:value="831080.924879074">
                <text:p>831080.92487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  <table:table-cell office:value-type="float" office:value="0.392">
                <text:p>0.392</text:p>
              </table:table-cell>
              <table:table-cell office:value-type="float" office:value="827934.700194269">
                <text:p>827934.70019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  <table:table-cell office:value-type="float" office:value="0.388">
                <text:p>0.388</text:p>
              </table:table-cell>
              <table:table-cell office:value-type="float" office:value="824723.794096966">
                <text:p>824723.79409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  <table:table-cell office:value-type="float" office:value="0.384">
                <text:p>0.384</text:p>
              </table:table-cell>
              <table:table-cell office:value-type="float" office:value="821446.251973725">
                <text:p>821446.25197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  <table:table-cell office:value-type="float" office:value="0.38">
                <text:p>0.38</text:p>
              </table:table-cell>
              <table:table-cell office:value-type="float" office:value="818100.038909019">
                <text:p>818100.03890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  <table:table-cell office:value-type="float" office:value="0.376">
                <text:p>0.376</text:p>
              </table:table-cell>
              <table:table-cell office:value-type="float" office:value="814683.03549575">
                <text:p>814683.0354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  <table:table-cell office:value-type="float" office:value="0.372">
                <text:p>0.372</text:p>
              </table:table-cell>
              <table:table-cell office:value-type="float" office:value="811193.033379754">
                <text:p>811193.03337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  <table:table-cell office:value-type="float" office:value="0.368">
                <text:p>0.368</text:p>
              </table:table-cell>
              <table:table-cell office:value-type="float" office:value="807627.73051833">
                <text:p>807627.7305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  <table:table-cell office:value-type="float" office:value="0.364">
                <text:p>0.364</text:p>
              </table:table-cell>
              <table:table-cell office:value-type="float" office:value="803984.726131101">
                <text:p>803984.72613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  <table:table-cell office:value-type="float" office:value="0.36">
                <text:p>0.36</text:p>
              </table:table-cell>
              <table:table-cell office:value-type="float" office:value="800261.515319586">
                <text:p>800261.51531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  <table:table-cell office:value-type="float" office:value="0.356">
                <text:p>0.356</text:p>
              </table:table-cell>
              <table:table-cell office:value-type="float" office:value="796455.483329781">
                <text:p>796455.48332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  <table:table-cell office:value-type="float" office:value="0.352">
                <text:p>0.352</text:p>
              </table:table-cell>
              <table:table-cell office:value-type="float" office:value="792563.899429753">
                <text:p>792563.89942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  <table:table-cell office:value-type="float" office:value="0.348">
                <text:p>0.348</text:p>
              </table:table-cell>
              <table:table-cell office:value-type="float" office:value="788583.910371652">
                <text:p>788583.9103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  <table:table-cell office:value-type="float" office:value="0.344">
                <text:p>0.344</text:p>
              </table:table-cell>
              <table:table-cell office:value-type="float" office:value="784512.533404812">
                <text:p>784512.53340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  <table:table-cell office:value-type="float" office:value="0.34">
                <text:p>0.34</text:p>
              </table:table-cell>
              <table:table-cell office:value-type="float" office:value="780346.648803434">
                <text:p>780346.64880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  <table:table-cell office:value-type="float" office:value="0.336">
                <text:p>0.336</text:p>
              </table:table-cell>
              <table:table-cell office:value-type="float" office:value="776082.991868972">
                <text:p>776082.99186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  <table:table-cell office:value-type="float" office:value="0.332">
                <text:p>0.332</text:p>
              </table:table-cell>
              <table:table-cell office:value-type="float" office:value="771718.144363491">
                <text:p>771718.14436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  <table:table-cell office:value-type="float" office:value="0.328">
                <text:p>0.328</text:p>
              </table:table-cell>
              <table:table-cell office:value-type="float" office:value="767248.5253261">
                <text:p>767248.525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  <table:table-cell office:value-type="float" office:value="0.324">
                <text:p>0.324</text:p>
              </table:table-cell>
              <table:table-cell office:value-type="float" office:value="762670.381219846">
                <text:p>762670.38121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  <table:table-cell office:value-type="float" office:value="0.32">
                <text:p>0.32</text:p>
              </table:table-cell>
              <table:table-cell office:value-type="float" office:value="757979.775351271">
                <text:p>757979.77535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  <table:table-cell office:value-type="float" office:value="0.316">
                <text:p>0.316</text:p>
              </table:table-cell>
              <table:table-cell office:value-type="float" office:value="753172.576499067">
                <text:p>753172.5764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  <table:table-cell office:value-type="float" office:value="0.288">
                <text:p>0.288</text:p>
              </table:table-cell>
              <table:table-cell office:value-type="float" office:value="715863.593135096">
                <text:p>715863.59313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  <table:table-cell office:value-type="float" office:value="0.284">
                <text:p>0.284</text:p>
              </table:table-cell>
              <table:table-cell office:value-type="float" office:value="709947.070486992">
                <text:p>709947.0704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  <table:table-cell office:value-type="float" office:value="0.28">
                <text:p>0.28</text:p>
              </table:table-cell>
              <table:table-cell office:value-type="float" office:value="703865.648274046">
                <text:p>703865.64827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  <table:table-cell office:value-type="float" office:value="0.276">
                <text:p>0.276</text:p>
              </table:table-cell>
              <table:table-cell office:value-type="float" office:value="697612.389590015">
                <text:p>697612.38959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  <table:table-cell office:value-type="float" office:value="0.272">
                <text:p>0.272</text:p>
              </table:table-cell>
              <table:table-cell office:value-type="float" office:value="691179.95924034">
                <text:p>691179.9592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  <table:table-cell office:value-type="float" office:value="0.268">
                <text:p>0.268</text:p>
              </table:table-cell>
              <table:table-cell office:value-type="float" office:value="684560.594582422">
                <text:p>684560.5945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  <table:table-cell office:value-type="float" office:value="0.264">
                <text:p>0.264</text:p>
              </table:table-cell>
              <table:table-cell office:value-type="float" office:value="677746.073756608">
                <text:p>677746.07375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  <table:table-cell office:value-type="float" office:value="0.26">
                <text:p>0.26</text:p>
              </table:table-cell>
              <table:table-cell office:value-type="float" office:value="670727.681030667">
                <text:p>670727.68103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  <table:table-cell office:value-type="float" office:value="0.256">
                <text:p>0.256</text:p>
              </table:table-cell>
              <table:table-cell office:value-type="float" office:value="663496.168946258">
                <text:p>663496.16894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  <table:table-cell office:value-type="float" office:value="0.252">
                <text:p>0.252</text:p>
              </table:table-cell>
              <table:table-cell office:value-type="float" office:value="656041.716916838">
                <text:p>656041.7169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  <table:table-cell office:value-type="float" office:value="0.248">
                <text:p>0.248</text:p>
              </table:table-cell>
              <table:table-cell office:value-type="float" office:value="648353.885881711">
                <text:p>648353.88588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  <table:table-cell office:value-type="float" office:value="0.244">
                <text:p>0.244</text:p>
              </table:table-cell>
              <table:table-cell office:value-type="float" office:value="640421.568569715">
                <text:p>640421.56856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  <table:table-cell office:value-type="float" office:value="0.24">
                <text:p>0.24</text:p>
              </table:table-cell>
              <table:table-cell office:value-type="float" office:value="632232.934867205">
                <text:p>632232.93486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  <table:table-cell office:value-type="float" office:value="0.236">
                <text:p>0.236</text:p>
              </table:table-cell>
              <table:table-cell office:value-type="float" office:value="623775.371717245">
                <text:p>623775.37171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  <table:table-cell office:value-type="float" office:value="0.232">
                <text:p>0.232</text:p>
              </table:table-cell>
              <table:table-cell office:value-type="float" office:value="615035.416898832">
                <text:p>615035.4168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  <table:table-cell office:value-type="float" office:value="0.228">
                <text:p>0.228</text:p>
              </table:table-cell>
              <table:table-cell office:value-type="float" office:value="605998.685944635">
                <text:p>605998.68594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  <table:table-cell office:value-type="float" office:value="0.224">
                <text:p>0.224</text:p>
              </table:table-cell>
              <table:table-cell office:value-type="float" office:value="596649.791351044">
                <text:p>596649.79135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  <table:table-cell office:value-type="float" office:value="0.22">
                <text:p>0.22</text:p>
              </table:table-cell>
              <table:table-cell office:value-type="float" office:value="586972.253112675">
                <text:p>586972.2531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  <table:table-cell office:value-type="float" office:value="0.216">
                <text:p>0.216</text:p>
              </table:table-cell>
              <table:table-cell office:value-type="float" office:value="576948.399471783">
                <text:p>576948.3994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  <table:table-cell office:value-type="float" office:value="0.212">
                <text:p>0.212</text:p>
              </table:table-cell>
              <table:table-cell office:value-type="float" office:value="566559.256607507">
                <text:p>566559.25660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  <table:table-cell office:value-type="float" office:value="0.208">
                <text:p>0.208</text:p>
              </table:table-cell>
              <table:table-cell office:value-type="float" office:value="555784.425795997">
                <text:p>555784.42579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  <table:table-cell office:value-type="float" office:value="0.204">
                <text:p>0.204</text:p>
              </table:table-cell>
              <table:table-cell office:value-type="float" office:value="544601.946344769">
                <text:p>544601.9463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  <table:table-cell office:value-type="float" office:value="0.2">
                <text:p>0.2</text:p>
              </table:table-cell>
              <table:table-cell office:value-type="float" office:value="532988.142336323">
                <text:p>532988.14233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  <table:table-cell office:value-type="float" office:value="0.196">
                <text:p>0.196</text:p>
              </table:table-cell>
              <table:table-cell office:value-type="float" office:value="520917.450899034">
                <text:p>520917.45089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  <table:table-cell office:value-type="float" office:value="0.192">
                <text:p>0.192</text:p>
              </table:table-cell>
              <table:table-cell office:value-type="float" office:value="508362.229347419">
                <text:p>508362.22934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  <table:table-cell office:value-type="float" office:value="0.188">
                <text:p>0.188</text:p>
              </table:table-cell>
              <table:table-cell office:value-type="float" office:value="495292.538086835">
                <text:p>495292.53808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  <table:table-cell office:value-type="float" office:value="0.184">
                <text:p>0.184</text:p>
              </table:table-cell>
              <table:table-cell office:value-type="float" office:value="481675.89564392">
                <text:p>481675.8956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  <table:table-cell office:value-type="float" office:value="0.18">
                <text:p>0.18</text:p>
              </table:table-cell>
              <table:table-cell office:value-type="float" office:value="467477.001544908">
                <text:p>467477.00154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  <table:table-cell office:value-type="float" office:value="0.176">
                <text:p>0.176</text:p>
              </table:table-cell>
              <table:table-cell office:value-type="float" office:value="452657.421995179">
                <text:p>452657.42199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  <table:table-cell office:value-type="float" office:value="0.172">
                <text:p>0.172</text:p>
              </table:table-cell>
              <table:table-cell office:value-type="float" office:value="437175.232385604">
                <text:p>437175.23238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  <table:table-cell office:value-type="float" office:value="0.168">
                <text:p>0.168</text:p>
              </table:table-cell>
              <table:table-cell office:value-type="float" office:value="420984.609526588">
                <text:p>420984.60952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  <table:table-cell office:value-type="float" office:value="0.164">
                <text:p>0.164</text:p>
              </table:table-cell>
              <table:table-cell office:value-type="float" office:value="404035.36514182">
                <text:p>404035.3651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  <table:table-cell office:value-type="float" office:value="0.16">
                <text:p>0.16</text:p>
              </table:table-cell>
              <table:table-cell office:value-type="float" office:value="386272.410480065">
                <text:p>386272.41048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  <table:table-cell office:value-type="float" office:value="0.156">
                <text:p>0.156</text:p>
              </table:table-cell>
              <table:table-cell office:value-type="float" office:value="367635.139847503">
                <text:p>367635.13984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  <table:table-cell office:value-type="float" office:value="0.152">
                <text:p>0.152</text:p>
              </table:table-cell>
              <table:table-cell office:value-type="float" office:value="348056.71832546">
                <text:p>348056.7183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  <table:table-cell office:value-type="float" office:value="0.148">
                <text:p>0.148</text:p>
              </table:table-cell>
              <table:table-cell office:value-type="float" office:value="327463.255790003">
                <text:p>327463.25579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  <table:table-cell office:value-type="float" office:value="0.144">
                <text:p>0.144</text:p>
              </table:table-cell>
              <table:table-cell office:value-type="float" office:value="305772.84542264">
                <text:p>305772.845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  <table:table-cell office:value-type="float" office:value="0.14">
                <text:p>0.14</text:p>
              </table:table-cell>
              <table:table-cell office:value-type="float" office:value="282894.43997501">
                <text:p>282894.4399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  <table:table-cell office:value-type="float" office:value="0.136">
                <text:p>0.136</text:p>
              </table:table-cell>
              <table:table-cell office:value-type="float" office:value="258726.532833763">
                <text:p>258726.5328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  <table:table-cell office:value-type="float" office:value="0.132">
                <text:p>0.132</text:p>
              </table:table-cell>
              <table:table-cell office:value-type="float" office:value="233155.603037706">
                <text:p>233155.60303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  <table:table-cell office:value-type="float" office:value="0.128">
                <text:p>0.128</text:p>
              </table:table-cell>
              <table:table-cell office:value-type="float" office:value="206054.273308446">
                <text:p>206054.27330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  <table:table-cell office:value-type="float" office:value="0.124">
                <text:p>0.124</text:p>
              </table:table-cell>
              <table:table-cell office:value-type="float" office:value="177279.117166518">
                <text:p>177279.1171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  <table:table-cell office:value-type="float" office:value="0.12">
                <text:p>0.12</text:p>
              </table:table-cell>
              <table:table-cell office:value-type="float" office:value="146668.034360369">
                <text:p>146668.03436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  <table:table-cell office:value-type="float" office:value="0.116">
                <text:p>0.116</text:p>
              </table:table-cell>
              <table:table-cell office:value-type="float" office:value="114037.091819232">
                <text:p>114037.0918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  <table:table-cell office:value-type="float" office:value="0.112">
                <text:p>0.112</text:p>
              </table:table-cell>
              <table:table-cell office:value-type="float" office:value="79176.6983235655">
                <text:p>79176.698323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  <table:table-cell office:value-type="float" office:value="0.108">
                <text:p>0.108</text:p>
              </table:table-cell>
              <table:table-cell office:value-type="float" office:value="41846.9425006832">
                <text:p>41846.942500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  <table:table-cell office:value-type="float" office:value="0.104">
                <text:p>0.104</text:p>
              </table:table-cell>
              <table:table-cell office:value-type="float" office:value="1771.87195429555">
                <text:p>1771.8719542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  <table:table-cell office:value-type="float" office:value="0.1">
                <text:p>0.1</text:p>
              </table:table-cell>
              <table:table-cell office:value-type="float" office:value="-41367.5789086502">
                <text:p>-41367.57890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  <table:table-cell office:value-type="float" office:value="-193211.170197437">
                <text:p>-193211.17019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-253022.235844515">
                <text:p>-253022.23584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-318544.215241173">
                <text:p>-318544.21524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390650.444168346">
                <text:p>-390650.4441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470403.732353637">
                <text:p>-470403.73235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">
                <text:p>0.068</text:p>
              </table:table-cell>
              <table:table-cell office:value-type="float" office:value="-559111.021717198">
                <text:p>-559111.02171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-658398.207987431">
                <text:p>-658398.20798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-770314.401154622">
                <text:p>-770314.40115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-897480.132666604">
                <text:p>-897480.13266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-1043302.82969598">
                <text:p>-1043302.8296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1212298.21996884">
                <text:p>-1212298.2199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1410584.07556134">
                <text:p>-1410584.0755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-1646665.11168221">
                <text:p>-1646665.1116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-1932732.01075065">
                <text:p>-1932732.0107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-2286917.35046119">
                <text:p>-2286917.3504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-2737449.84098592">
                <text:p>-2737449.8409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  <table:table-cell office:value-type="float" office:value="-3330884.36240621">
                <text:p>-3330884.3624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-4150013.36352087">
                <text:p>-4150013.3635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-5358083.1402426">
                <text:p>-5358083.140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-7329421.6101562">
                <text:p>-7329421.6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-11161604.1133401">
                <text:p>-11161604.113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